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36cm" fo:min-width="2.959cm"/>
    </style:style>
    <style:style style:name="gr2" style:family="graphic" style:parent-style-name="standard">
      <style:graphic-properties draw:textarea-horizontal-align="justify" draw:textarea-vertical-align="middle" draw:auto-grow-height="false" fo:min-height="1.936cm" fo:min-width="2.958cm"/>
    </style:style>
    <style:style style:name="gr3" style:family="graphic" style:parent-style-name="standard">
      <style:graphic-properties draw:textarea-horizontal-align="justify" draw:textarea-vertical-align="middle" draw:auto-grow-height="false" fo:min-height="1.937cm" fo:min-width="2.956cm"/>
    </style:style>
    <style:style style:name="gr4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4.901cm" svg:height="3.098cm" svg:x="1.5cm" svg:y="6.3cm">
          <text:p text:style-name="P1"><text:span text:style-name="T1">Reglementation</text:span></text:p>
          <text:p text:style-name="P1"><text:span text:style-name="T1">Privac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4" draw:id="id4" draw:layer="layout" svg:width="4.9cm" svg:height="3.098cm" svg:x="18.101cm" svg:y="7.102cm">
          <text:p text:style-name="P1"><text:span text:style-name="T1">Accurac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4.9cm" svg:height="3.098cm" svg:x="15.801cm" svg:y="2.8cm">
          <text:p text:style-name="P1"><text:span text:style-name="T1">Efficienc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6" draw:id="id6" draw:layer="layout" svg:width="4.9cm" svg:height="3.098cm" svg:x="7.601cm" svg:y="2.1cm">
          <text:p text:style-name="P1"><text:span text:style-name="T1">Athle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3" draw:id="id3" draw:layer="layout" svg:width="4.898cm" svg:height="3.099cm" svg:x="13.701cm" svg:y="10.5cm">
          <text:p text:style-name="P1"><text:span text:style-name="T1">Gym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7" draw:id="id7" draw:layer="layout" svg:width="4.9cm" svg:height="3.098cm" svg:x="5.401cm" svg:y="10.902cm">
          <text:p text:style-name="P1"><text:span text:style-name="T1">Camer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" draw:id="id1" draw:layer="layout" svg:width="4.9cm" svg:height="3.098cm" svg:x="8.551cm" svg:y="6.146cm">
          <text:p text:style-name="P1"><text:span text:style-name="T1">AI based</text:span></text:p>
          <text:p text:style-name="P1"><text:span text:style-name="T1">Gym trainer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4" draw:text-style-name="P3" draw:layer="layout" draw:type="line" svg:x1="12.734cm" svg:y1="6.599cm" svg:x2="16.518cm" svg:y2="5.445cm" draw:start-shape="id1" draw:start-glue-point="11" draw:end-shape="id2" draw:end-glue-point="7" svg:d="M12734 6599l3784-1154" svg:viewBox="0 0 3785 1155">
          <text:p/>
        </draw:connector>
        <draw:connector draw:style-name="gr5" draw:text-style-name="P3" draw:layer="layout" draw:type="line" svg:x1="12.734cm" svg:y1="8.791cm" svg:x2="16.15cm" svg:y2="10.5cm" draw:start-shape="id1" draw:start-glue-point="9" draw:end-shape="id3" draw:end-glue-point="4" svg:d="M12734 8791l3416 1709" svg:viewBox="0 0 3417 1710">
          <text:p/>
        </draw:connector>
        <draw:connector draw:style-name="gr5" draw:text-style-name="P3" draw:layer="layout" draw:type="line" svg:x1="13.451cm" svg:y1="7.695cm" svg:x2="18.101cm" svg:y2="8.651cm" draw:start-shape="id1" draw:start-glue-point="10" draw:end-shape="id4" draw:end-glue-point="6" svg:d="M13451 7695l4650 956" svg:viewBox="0 0 4651 957">
          <text:p/>
        </draw:connector>
        <draw:connector draw:style-name="gr4" draw:text-style-name="P3" draw:layer="layout" draw:type="curve" svg:x1="6.401cm" svg:y1="7.849cm" svg:x2="10.051cm" svg:y2="5.198cm" draw:start-shape="id5" draw:start-glue-point="10" draw:end-shape="id6" draw:end-glue-point="8" svg:d="M6401 7849c2434 0 3650-883 3650-2651" svg:viewBox="0 0 3651 2652">
          <text:p/>
        </draw:connector>
        <draw:connector draw:style-name="gr5" draw:text-style-name="P3" draw:layer="layout" draw:type="curve" draw:line-skew="0.462cm" svg:x1="6.118cm" svg:y1="11.355cm" svg:x2="10.051cm" svg:y2="5.198cm" draw:start-shape="id7" draw:start-glue-point="5" draw:end-shape="id6" draw:end-glue-point="8" svg:d="M6118 11355c0-4264 3933-1186 3933-6157" svg:viewBox="0 0 3934 61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5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23:35:33.122650274</meta:creation-date>
    <dc:date>2019-11-15T00:13:25.051000756</dc:date>
    <meta:editing-duration>PT37M49S</meta:editing-duration>
    <meta:editing-cycles>6</meta:editing-cycles>
    <meta:generator>LibreOffice/6.2.8.2$Linux_X86_64 LibreOffice_project/20$Build-2</meta:generator>
    <meta:document-statistic meta:object-count="12"/>
  </office:meta>
</office:document-meta>
</file>